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7AC0000085080A557F8.png" manifest:media-type="image/png"/>
  <manifest:file-entry manifest:full-path="Pictures/100002000000072D0000061FEAE80EC4.png" manifest:media-type="image/png"/>
  <manifest:file-entry manifest:full-path="Pictures/100000000000030900000301105DD3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99cm, 0.601cm, 0cm, 3.15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4cm, 7.466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9cm, 8.4cm, 2.267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16cm, 0cm, 12.2cm, 9.02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3.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9cm, 8.627cm, 2.09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799cm, 1.827cm, 0.617cm, 3.4cm)" draw:image-opacity="100%" style:mirror="none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f8a05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kkitt"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Rokkit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8cm" svg:height="20.071cm" svg:x="3.587cm" svg:y="1cm">
          <draw:image xlink:href="Pictures/100000000000030900000301105DD368.png" xlink:type="simple" xlink:show="embed" xlink:actuate="onLoad">
            <text:p/>
          </draw:image>
        </draw:frame>
        <draw:frame draw:style-name="gr2" draw:text-style-name="P3" draw:layer="layout" svg:width="10.09cm" svg:height="1.373cm" svg:x="3.7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7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8cm 13.001cm)">
          <draw:text-box>
            <text:p text:style-name="P2"><text:span text:style-name="T1">Burnt Area</text:span></text:p>
          </draw:text-box>
        </draw:frame>
        <draw:frame draw:style-name="gr3" draw:text-style-name="P3" draw:layer="layout" svg:width="5.627cm" svg:height="2.495cm" draw:transform="rotate (1.5707963267949) translate (1.659cm 19.402cm)">
          <draw:text-box>
            <text:p text:style-name="P2"><text:span text:style-name="T1">Fire Seas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3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path draw:style-name="gr13" draw:text-style-name="P7" draw:layer="layout" svg:width="1.517cm" svg:height="1.77cm" draw:transform="rotate (-0.321664181142555) translate (20.9598134403372cm 9.72007602457755cm)" svg:viewBox="0 0 1518 1771" svg:d="M0 1771c1265 0 1518-1771 1518-1771">
          <text:p/>
        </draw:path>
        <draw:path draw:style-name="gr14" draw:text-style-name="P7" draw:layer="layout" svg:width="1.517cm" svg:height="1.77cm" draw:transform="rotate (-0.321664181142555) translate (20.9598134403372cm 3.62007602457755cm)" svg:viewBox="0 0 1518 1771" svg:d="M0 1771c1265 0 1518-1771 1518-1771">
          <text:p/>
        </draw:path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23:44:05.119929664</meta:creation-date>
    <dc:date>2016-04-23T00:40:59.357393698</dc:date>
    <dc:creator>Douglas Kelley</dc:creator>
    <meta:editing-duration>PT40M27S</meta:editing-duration>
    <meta:editing-cycles>7</meta:editing-cycles>
    <meta:generator>LibreOffice/4.4.6.3$Linux_X86_64 LibreOffice_project/40m0$Build-3</meta:generator>
    <meta:document-statistic meta:object-count="67"/>
  </office:meta>
</office:document-meta>
</file>